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4">
      <style:paragraph-properties fo:text-align="justify" style:justify-single-word="false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03. Objetos predefinid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20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3</text:span><text:span text:style-name="T23">. Objetos pred</text:span><text:span text:style-name="T22">efinidos</text:span></text:p>
      <text:list xml:id="list2010581523" text:style-name="WWNum4">
        <text:list-item>
          <text:p text:style-name="P30"><text:bookmark text:name="_ge43nvu7ywtj"/>Fechas</text:p>
        </text:list-item>
      </text:list>
      <text:p text:style-name="P21">Desde 12/10/2020 al 18/10/2020. La duración de la unidad es de 1 semana (7 horas).</text:p>
      <text:list xml:id="list43932666736787" text:continue-numbering="true" text:style-name="WWNum4">
        <text:list-item>
          <text:p text:style-name="P30"><text:bookmark text:name="_4z7u29ivk38l"/>Conocimientos previos requeridos</text:p>
        </text:list-item>
      </text:list>
      <text:list xml:id="list593850254" text:style-name="WWNum3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43933090665872" text:continue-list="list43932666736787" text:style-name="WWNum4">
        <text:list-item>
          <text:p text:style-name="P30"><text:bookmark text:name="_5jkjdtdhh7e"/>Objetivos</text:p>
        </text:list-item>
      </text:list>
      <text:list xml:id="list429655224" text:style-name="WWNum1">
        <text:list-item>
          <text:p text:style-name="P23">Conocer el funcionamiento básico de Javascript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7">Ser capaz de investigar en manuales o Internet para ampliar la base de instrucciones dada en el tema.. </text:p>
        </text:list-item>
      </text:list>
      <text:list xml:id="list43932992707183" text:continue-list="list43933090665872" text:style-name="WWNum4">
        <text:list-item>
          <text:p text:style-name="P30"><text:bookmark text:name="_yi5niv80z62t"/>Contenidos</text:p>
        </text:list-item>
      </text:list>
      <text:p text:style-name="P21">1. Funciones predefinidas.</text:p>
      <text:p text:style-name="P21">2. Objeto predefinido String.</text:p>
      <text:p text:style-name="P21">3. Objeto predefinido Date.</text:p>
      <text:p text:style-name="P21">4. Objeto predefinido Math.</text:p>
      <text:p text:style-name="P21">5. Objeto predefinido Array.</text:p>
      <text:p text:style-name="P21">6. Objeto predefinido Window.</text:p>
      <text:list xml:id="list43932120390234" text:continue-numbering="true" text:style-name="WWNum4">
        <text:list-item>
          <text:p text:style-name="P30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43932119746373" text:continue-numbering="true" text:style-name="WWNum4">
        <text:list-item>
          <text:p text:style-name="P30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43932659986880" text:continue-numbering="true" text:style-name="WWNum4">
        <text:list-item>
          <text:p text:style-name="P2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353312452" text:style-name="WWNum2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3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3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6" meta:word-count="336" meta:character-count="2134" meta:non-whitespace-character-count="1853"/>
    <meta:generator>LibreOfficeDev/6.0.5.2$Linux_X86_64 LibreOffice_project/</meta:generator>
  </office:meta>
</office:document-meta>
</file>